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95763" officeooo:paragraph-rsid="00095763" style:font-size-asian="13.1000003814697pt" style:font-size-complex="15pt"/>
    </style:style>
    <style:style style:name="P2" style:family="paragraph" style:parent-style-name="Standard">
      <style:text-properties fo:font-size="20pt" officeooo:rsid="00095763" officeooo:paragraph-rsid="00095763" style:font-size-asian="20pt" style:font-size-complex="20pt"/>
    </style:style>
    <style:style style:name="P3" style:family="paragraph" style:parent-style-name="Standard">
      <style:text-properties fo:font-size="13pt" officeooo:rsid="0009b395" officeooo:paragraph-rsid="0009b395" style:font-size-asian="13pt" style:font-size-complex="13pt"/>
    </style:style>
    <style:style style:name="P4" style:family="paragraph" style:parent-style-name="Standard">
      <style:text-properties fo:font-size="13pt" officeooo:rsid="00095763" officeooo:paragraph-rsid="00095763" style:font-size-asian="13pt" style:font-size-complex="13pt"/>
    </style:style>
    <style:style style:name="P5" style:family="paragraph" style:parent-style-name="Standard">
      <style:text-properties fo:font-size="13pt" officeooo:rsid="000b2f22" officeooo:paragraph-rsid="00095763" style:font-size-asian="13pt" style:font-size-complex="13pt"/>
    </style:style>
    <style:style style:name="P6" style:family="paragraph" style:parent-style-name="Standard">
      <style:text-properties fo:font-size="13pt" officeooo:rsid="0017e375" officeooo:paragraph-rsid="0017e375" style:font-size-asian="13pt" style:font-size-complex="13pt"/>
    </style:style>
    <style:style style:name="P7" style:family="paragraph" style:parent-style-name="Standard">
      <style:text-properties fo:font-size="13pt" officeooo:rsid="0018c579" officeooo:paragraph-rsid="0018c579" style:font-size-asian="13pt" style:font-size-complex="13pt"/>
    </style:style>
    <style:style style:name="T1" style:family="text">
      <style:text-properties officeooo:rsid="000f1c98"/>
    </style:style>
    <style:style style:name="T2" style:family="text">
      <style:text-properties officeooo:rsid="000f33b4"/>
    </style:style>
    <style:style style:name="T3" style:family="text">
      <style:text-properties officeooo:rsid="001277e2"/>
    </style:style>
    <style:style style:name="T4" style:family="text">
      <style:text-properties officeooo:rsid="00137142"/>
    </style:style>
    <style:style style:name="T5" style:family="text">
      <style:text-properties officeooo:rsid="0015e5cd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awozdanie laboratorium <text:span text:style-name="T1">5</text:span></text:p>
      <text:p text:style-name="P1">Szymon Furmańczyk 209320</text:p>
      <text:p text:style-name="P4"/>
      <text:p text:style-name="P3">Testy zostały przeprowadzone dla <text:span text:style-name="T3">wartości i kluczy typu string o długości 3 znaków</text:span> generowanych losowo z zakresu <text:span text:style-name="T3">wartości A-Z i a-z </text:span>. Polegały na umieszczaniu na struktur<text:span text:style-name="T2">ze tablicy haszującej</text:span> n elementów <text:span text:style-name="T4">i odczytu jednego z nich</text:span>. Serie były powtarzane <text:span text:style-name="T5">50</text:span> razy co <text:span text:style-name="T5">50</text:span> elementów aż do osiągnięcia zadanej liczby danych, w tym przypadku <text:span text:style-name="T3">5</text:span>000.</text:p>
      <text:p text:style-name="P4"/>
      <text:p text:style-name="P4">Wykres zależności czasu wykonania operacji <text:span text:style-name="T5">odczytu</text:span> dla <text:span text:style-name="T5">tablicy haszującej</text:span>:</text:p>
      <text:p text:style-name="P4"/>
      <text:p text:style-name="P4"><draw:frame draw:style-name="fr1" draw:name="Obiekt1" text:anchor-type="paragraph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7">Drugie powtórzenie:</text:p>
      <text:p text:style-name="P5"><draw:frame draw:style-name="fr1" draw:name="Obiekt2" text:anchor-type="paragraph" svg:width="15.998cm" svg:height="8.99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6"><text:soft-page-break/>Wnioski:</text:p>
      <text:p text:style-name="P6">Zależność czasu wykonania operacji dla tablicy haszującej w optymistycznym wypadku wynosi O(1). Wykorzystana implementacja w najgorszym wypadku ma złożoność O(n).</text:p>
      <text:p text:style-name="P6">Wynika to z powodu konieczności przeszukania tablicy w poszukiwaniu klucza szukanego gdy tablica 2 jest prawie pełna i wartość trafia przed oczekiwany indeks. W tym wypadku musi się wykonać rozmiar_k2 dodatkowych operacji zanim odnajdziemy oczekiwaną wartość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17:33:03.617298852</meta:creation-date>
    <dc:date>2015-04-21T21:44:47.894990115</dc:date>
    <meta:editing-duration>PT1H23M26S</meta:editing-duration>
    <meta:editing-cycles>14</meta:editing-cycles>
    <meta:generator>LibreOffice/4.2.7.2$Linux_X86_64 LibreOffice_project/420m0$Build-2</meta:generator>
    <meta:document-statistic meta:table-count="0" meta:image-count="0" meta:object-count="2" meta:page-count="2" meta:paragraph-count="8" meta:word-count="128" meta:character-count="911" meta:non-whitespace-character-count="79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plot-area chart:style-name="ch2" chart:data-source-has-labels="both" svg:x="1.33cm" svg:y="0.179cm" svg:width="14.349cm" svg:height="7.66cm">
          <chartooo:coordinate-region svg:x="2.322cm" svg:y="0.378cm" svg:width="13.357cm" svg:height="6.407cm"/>
          <chart:axis chart:dimension="x" chart:name="primary-x" chart:style-name="ch3" chartooo:axis-type="auto">
            <chartooo:date-scale/>
            <chart:title svg:x="7.388cm" svg:y="8.018cm" chart:style-name="ch4">
              <text:p>Ilość danych [ ]</text:p>
            </chart:title>
            <chart:categories table:cell-range-address="local-table.$A$2:.$A$102"/>
          </chart:axis>
          <chart:axis chart:dimension="y" chart:name="primary-y" chart:style-name="ch5">
            <chart:title svg:x="0.451cm" svg:y="6.17cm" chart:style-name="ch6">
              <text:p>Czas wykonania operacji [ns]</text:p>
            </chart:title>
            <chart:grid chart:style-name="ch7" chart:class="major"/>
          </chart:axis>
          <chart:series chart:style-name="ch8" chart:values-cell-range-address="local-table.$B$2:.$B$102" chart:label-cell-address="local-table.$B$1" chart:class="chart:bar">
            <chart:regression-curve chart:style-name="ch9">
              <chart:equation chart:display-equation="true" chart:display-r-square="false" svg:x="1.684cm" svg:y="2.148cm"/>
            </chart:regression-curve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7832">
                <text:p>783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196">
                <text:p>219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127">
                <text:p>2127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3728">
                <text:p>3728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363">
                <text:p>1363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2267">
                <text:p>2267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242">
                <text:p>2242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522">
                <text:p>2522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2841">
                <text:p>2841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827">
                <text:p>2827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576">
                <text:p>2576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2512">
                <text:p>2512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2588">
                <text:p>2588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2362">
                <text:p>2362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4107">
                <text:p>4107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734">
                <text:p>2734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2955">
                <text:p>295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3050">
                <text:p>3050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float" office:value="3150">
                <text:p>3150</text:p>
              </table:table-cell>
              <table:table-cell office:value-type="float" office:value="2573">
                <text:p>2573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123">
                <text:p>2123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1796">
                <text:p>1796</text:p>
              </table:table-cell>
            </table:table-row>
            <table:table-row>
              <table:table-cell office:value-type="float" office:value="3350">
                <text:p>3350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float" office:value="3450">
                <text:p>3450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float" office:value="3550">
                <text:p>3550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2745">
                <text:p>2745</text:p>
              </table:table-cell>
            </table:table-row>
            <table:table-row>
              <table:table-cell office:value-type="float" office:value="3650">
                <text:p>3650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2764">
                <text:p>2764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2956">
                <text:p>2956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float" office:value="3850">
                <text:p>3850</text:p>
              </table:table-cell>
              <table:table-cell office:value-type="float" office:value="4506">
                <text:p>4506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float" office:value="3950">
                <text:p>3950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float" office:value="4050">
                <text:p>4050</text:p>
              </table:table-cell>
              <table:table-cell office:value-type="float" office:value="3698">
                <text:p>3698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2782">
                <text:p>2782</text:p>
              </table:table-cell>
            </table:table-row>
            <table:table-row>
              <table:table-cell office:value-type="float" office:value="4150">
                <text:p>4150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1957">
                <text:p>1957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3341">
                <text:p>3341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1652">
                <text:p>1652</text:p>
              </table:table-cell>
            </table:table-row>
            <table:table-row>
              <table:table-cell office:value-type="float" office:value="4350">
                <text:p>4350</text:p>
              </table:table-cell>
              <table:table-cell office:value-type="float" office:value="3034">
                <text:p>3034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5135">
                <text:p>5135</text:p>
              </table:table-cell>
            </table:table-row>
            <table:table-row>
              <table:table-cell office:value-type="float" office:value="4450">
                <text:p>4450</text:p>
              </table:table-cell>
              <table:table-cell office:value-type="float" office:value="2855">
                <text:p>2855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729">
                <text:p>1729</text:p>
              </table:table-cell>
            </table:table-row>
            <table:table-row>
              <table:table-cell office:value-type="float" office:value="4550">
                <text:p>4550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float" office:value="4650">
                <text:p>4650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3113">
                <text:p>3113</text:p>
              </table:table-cell>
            </table:table-row>
            <table:table-row>
              <table:table-cell office:value-type="float" office:value="4850">
                <text:p>4850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float" office:value="4950">
                <text:p>4950</text:p>
              </table:table-cell>
              <table:table-cell office:value-type="float" office:value="4607">
                <text:p>460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139">
                <text:p>21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plot-area chart:style-name="ch2" chart:data-source-has-labels="both" svg:x="1.33cm" svg:y="0.179cm" svg:width="14.349cm" svg:height="7.66cm">
          <chartooo:coordinate-region svg:x="2.322cm" svg:y="0.378cm" svg:width="13.357cm" svg:height="6.407cm"/>
          <chart:axis chart:dimension="x" chart:name="primary-x" chart:style-name="ch3" chartooo:axis-type="auto">
            <chartooo:date-scale/>
            <chart:title svg:x="7.388cm" svg:y="8.018cm" chart:style-name="ch4">
              <text:p>Ilość danych [ ]</text:p>
            </chart:title>
            <chart:categories table:cell-range-address="local-table.$A$2:.$A$102"/>
          </chart:axis>
          <chart:axis chart:dimension="y" chart:name="primary-y" chart:style-name="ch5">
            <chart:title svg:x="0.451cm" svg:y="6.17cm" chart:style-name="ch6">
              <text:p>Czas wykonania operacji [ns]</text:p>
            </chart:title>
            <chart:grid chart:style-name="ch7" chart:class="major"/>
          </chart:axis>
          <chart:series chart:style-name="ch8" chart:values-cell-range-address="local-table.$B$2:.$B$102" chart:label-cell-address="local-table.$B$1" chart:class="chart:bar">
            <chart:regression-curve chart:style-name="ch9">
              <chart:equation chart:display-equation="true" chart:display-r-square="false" svg:x="2.069cm" svg:y="1.552cm"/>
            </chart:regression-curve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7352">
                <text:p>735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2368">
                <text:p>236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2269">
                <text:p>2269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3154">
                <text:p>315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669">
                <text:p>1669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229">
                <text:p>2229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1706">
                <text:p>1706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2638">
                <text:p>2638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1926">
                <text:p>1926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4846">
                <text:p>4846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1879">
                <text:p>1879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763">
                <text:p>1763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253">
                <text:p>2253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2247">
                <text:p>2247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1853">
                <text:p>185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072">
                <text:p>4072</text:p>
              </table:table-cell>
            </table:table-row>
            <table:table-row>
              <table:table-cell office:value-type="float" office:value="3050">
                <text:p>3050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2662">
                <text:p>2662</text:p>
              </table:table-cell>
            </table:table-row>
            <table:table-row>
              <table:table-cell office:value-type="float" office:value="3150">
                <text:p>3150</text:p>
              </table:table-cell>
              <table:table-cell office:value-type="float" office:value="2935">
                <text:p>2935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3170">
                <text:p>3170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float" office:value="3350">
                <text:p>3350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float" office:value="3450">
                <text:p>3450</text:p>
              </table:table-cell>
              <table:table-cell office:value-type="float" office:value="1844">
                <text:p>1844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float" office:value="3550">
                <text:p>3550</text:p>
              </table:table-cell>
              <table:table-cell office:value-type="float" office:value="2902">
                <text:p>2902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float" office:value="3650">
                <text:p>3650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2712">
                <text:p>2712</text:p>
              </table:table-cell>
            </table:table-row>
            <table:table-row>
              <table:table-cell office:value-type="float" office:value="3850">
                <text:p>3850</text:p>
              </table:table-cell>
              <table:table-cell office:value-type="float" office:value="2330">
                <text:p>2330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float" office:value="3950">
                <text:p>3950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142">
                <text:p>3142</text:p>
              </table:table-cell>
            </table:table-row>
            <table:table-row>
              <table:table-cell office:value-type="float" office:value="4050">
                <text:p>4050</text:p>
              </table:table-cell>
              <table:table-cell office:value-type="float" office:value="3614">
                <text:p>3614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float" office:value="4150">
                <text:p>4150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3304">
                <text:p>3304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2881">
                <text:p>2881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5507">
                <text:p>5507</text:p>
              </table:table-cell>
            </table:table-row>
            <table:table-row>
              <table:table-cell office:value-type="float" office:value="4350">
                <text:p>4350</text:p>
              </table:table-cell>
              <table:table-cell office:value-type="float" office:value="2647">
                <text:p>2647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float" office:value="4450">
                <text:p>4450</text:p>
              </table:table-cell>
              <table:table-cell office:value-type="float" office:value="3466">
                <text:p>3466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4550">
                <text:p>4550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float" office:value="4650">
                <text:p>4650</text:p>
              </table:table-cell>
              <table:table-cell office:value-type="float" office:value="3623">
                <text:p>3623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2597">
                <text:p>2597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float" office:value="4850">
                <text:p>4850</text:p>
              </table:table-cell>
              <table:table-cell office:value-type="float" office:value="2878">
                <text:p>2878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4027">
                <text:p>4027</text:p>
              </table:table-cell>
            </table:table-row>
            <table:table-row>
              <table:table-cell office:value-type="float" office:value="4950">
                <text:p>4950</text:p>
              </table:table-cell>
              <table:table-cell office:value-type="float" office:value="2779">
                <text:p>277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568">
                <text:p>25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